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5.8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249.9pt"/>
    </style:style>
    <style:style style:name="co14" style:family="table-column">
      <style:table-column-properties fo:break-before="auto" style:column-width="53.49pt"/>
    </style:style>
    <style:style style:name="co15" style:family="table-column">
      <style:table-column-properties fo:break-before="auto" style:column-width="31.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17581636086106" calcext:value-type="float">
            <text:p>0.005175816360861</text:p>
          </table:table-cell>
          <table:table-cell office:value-type="float" office:value="321095.5625" calcext:value-type="float">
            <text:p>321095.5625</text:p>
          </table:table-cell>
          <table:table-cell office:value-type="float" office:value="0.0499086491763592" calcext:value-type="float">
            <text:p>0.049908649176359</text:p>
          </table:table-cell>
          <table:table-cell office:value-type="float" office:value="3392" calcext:value-type="float">
            <text:p>3392</text:p>
          </table:table-cell>
          <table:table-cell office:value-type="float" office:value="128.811806440353" calcext:value-type="float">
            <text:p>128.811806440353</text:p>
          </table:table-cell>
          <table:table-cell table:style-name="ce1" office:value-type="string" calcext:value-type="string">
            <text:p>5_D_exp32</text:p>
          </table:table-cell>
          <table:table-cell table:style-name="ce1" office:value-type="string" calcext:value-type="string">
            <text:p>5_D.v1.l1.ds1.l_combo6.ds_combo1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95588013529778" calcext:value-type="float">
            <text:p>0.059558801352978</text:p>
          </table:table-cell>
          <table:table-cell office:value-type="float" office:value="621292" calcext:value-type="float">
            <text:p>621292</text:p>
          </table:table-cell>
          <table:table-cell office:value-type="float" office:value="0.199978947639465" calcext:value-type="float">
            <text:p>0.199978947639465</text:p>
          </table:table-cell>
          <table:table-cell office:value-type="float" office:value="3390" calcext:value-type="float">
            <text:p>3390</text:p>
          </table:table-cell>
          <table:table-cell office:value-type="float" office:value="92.8343057632446" calcext:value-type="float">
            <text:p>92.8343057632446</text:p>
          </table:table-cell>
          <table:table-cell office:value-type="string" calcext:value-type="string">
            <text:p>5_D_exp32</text:p>
          </table:table-cell>
          <table:table-cell office:value-type="string" calcext:value-type="string">
            <text:p>5_D.v1.l1.ds1.l_combo5.ds_combo4.idays30.odays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90162072330713" calcext:value-type="float">
            <text:p>0.005901620723307</text:p>
          </table:table-cell>
          <table:table-cell office:value-type="float" office:value="159315.875" calcext:value-type="float">
            <text:p>159315.875</text:p>
          </table:table-cell>
          <table:table-cell office:value-type="float" office:value="0.0530181303620338" calcext:value-type="float">
            <text:p>0.053018130362034</text:p>
          </table:table-cell>
          <table:table-cell office:value-type="float" office:value="3080" calcext:value-type="float">
            <text:p>3080</text:p>
          </table:table-cell>
          <table:table-cell office:value-type="float" office:value="78.8676435947418" calcext:value-type="float">
            <text:p>78.8676435947418</text:p>
          </table:table-cell>
          <table:table-cell table:style-name="ce1" office:value-type="string" calcext:value-type="string">
            <text:p>5_I_exp64</text:p>
          </table:table-cell>
          <table:table-cell table:style-name="ce1" office:value-type="string" calcext:value-type="string">
            <text:p>5_I.v1.l1.ds1.l_combo11.ds_combo1.idays60.odays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7866357564926" calcext:value-type="float">
            <text:p>0.377866357564926</text:p>
          </table:table-cell>
          <table:table-cell office:value-type="float" office:value="100" calcext:value-type="float">
            <text:p>100</text:p>
          </table:table-cell>
          <table:table-cell office:value-type="float" office:value="0.572578072547913" calcext:value-type="float">
            <text:p>0.572578072547913</text:p>
          </table:table-cell>
          <table:table-cell office:value-type="float" office:value="3327" calcext:value-type="float">
            <text:p>3327</text:p>
          </table:table-cell>
          <table:table-cell office:value-type="float" office:value="14.7936689853668" calcext:value-type="float">
            <text:p>14.7936689853668</text:p>
          </table:table-cell>
          <table:table-cell office:value-type="string" calcext:value-type="string">
            <text:p>5_I_exp64</text:p>
          </table:table-cell>
          <table:table-cell office:value-type="string" calcext:value-type="string">
            <text:p>5_I.v1.l1.ds1.l_combo8.ds_combo4.idays60.oday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7:25:29.814755846</dc:date>
    <meta:editing-duration>PT3M7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